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ocast To-Do</text:p>
      <text:list xml:id="list8823963924465804488" text:style-name="L1">
        <text:list-item>
          <text:p text:style-name="P4">Write standalone function to assess if OK to helocast</text:p>
          <text:list>
            <text:list-item>
              <text:p text:style-name="P4">Add lower altitude bounds back into this check</text:p>
            </text:list-item>
            <text:list-item>
              <text:p text:style-name="P4">Add pitch, roll, sideslip, speed checks</text:p>
            </text:list-item>
          </text:list>
        </text:list-item>
        <text:list-item>
          <text:p text:style-name="P4">Add configurable markers</text:p>
          <text:list>
            <text:list-item>
              <text:p text:style-name="P4">Add support for all marker types (chemlight, strobe, etc.)</text:p>
            </text:list-item>
            <text:list-item>
              <text:p text:style-name="P4">Setup so marker is configurable in the aircraft</text:p>
            </text:list-item>
          </text:list>
        </text:list-item>
        <text:list-item>
          <text:p text:style-name="P3"><text:span text:style-name="T1">Add support</text:span><text:span text:style-name="T2"> for </text:span><text:span text:style-name="Strong_20_Emphasis"><text:span text:style-name="T2">UH-60M Interactive Blackhawk</text:span></text:span><text:span text:style-name="T2"> By Ri</text:span><text:span text:style-name="T1">verx &amp; Yax (Once released)</text:span></text:p>
        </text:list-item>
        <text:list-item>
          <text:p text:style-name="P4">Caving ladder</text:p>
        </text:list-item>
        <text:list-item>
          <text:p text:style-name="P4">Better “push” function</text:p>
        </text:list-item>
        <text:list-item>
          <text:p text:style-name="P4">Optimize code to only be required on server</text:p>
        </text:list-item>
        <text:list-item>
          <text:p text:style-name="P4">Prep for recovery action for pilots</text:p>
        </text:list-item>
        <text:list-item>
          <text:p text:style-name="P4">Zeus add CRRC function</text:p>
        </text:list-item>
        <text:list-item>
          <text:p text:style-name="P4">Decrease Prep Helocast radius</text:p>
        </text:list-item>
        <text:list-item>
          <text:p text:style-name="P4">Add marker to boat w/o ACE</text:p>
          <text:list>
            <text:list-item>
              <text:p text:style-name="P4">Draw from user's inventory</text:p>
            </text:list-item>
          </text:list>
        </text:list-item>
        <text:list-item>
          <text:p text:style-name="P4">Consider checking on a location X meters behind A/C as being over water for helocast</text:p>
        </text:list-item>
        <text:list-item>
          <text:p text:style-name="P4">AI Waypoints</text:p>
        </text:list-item>
        <text:list-item>
          <text:p text:style-name="P4">Tuned flight profiles</text:p>
        </text:list-item>
        <text:list-item>
          <text:p text:style-name="P4">Unload boat: use BIS_fnc_isInsideArea to verify there's enough room to place the boat when it's removed from the helo</text:p>
        </text:list-item>
        <text:list-item>
          <text:p text:style-name="P4">Recursively check for boats in case the nearest is destroyed</text:p>
        </text:list-item>
        <text:list-item>
          <text:p text:style-name="P4">Correct issue where pilot can load CRRC</text:p>
        </text:list-item>
        <text:list-item>
          <text:p text:style-name="P4">Boat engine animations</text:p>
        </text:list-item>
        <text:list-item>
          <text:p text:style-name="P4">Handle cases where there's not enough seats in the recovery aircraft</text:p>
        </text:list-item>
        <text:list-item>
          <text:p text:style-name="P4">CBA Versioning</text:p>
        </text:list-item>
        <text:list-item>
          <text:p text:style-name="P4">Remove AI ability to turn while jumping (disableAI “MOVE”)?</text:p>
        </text:list-item>
        <text:list-item>
          <text:p text:style-name="P4">Consider ACE version </text:p>
        </text:list-item>
        <text:list-item>
          <text:p text:style-name="P4">2 boat support for MH-47s</text:p>
        </text:list-item>
        <text:list-item>
          <text:p text:style-name="P4"><text:s/></text:p>
        </text:list-item>
        <text:list-item>
          <text:p text:style-name="P4"><text:s/>Add Pushing noises to boat</text:p>
          <text:list>
            <text:list-item>
              <text:p text:style-name="P4">C:\Users\Lurch\Documents\Arma 3 Projects\a3\sounds_f\vehicles\soft\noises\slipping_tires_05.wss</text:p>
            </text:list-item>
            <text:list-item>
              <text:p text:style-name="P4"/>
            </text:list-item>
            <text:list-item>
              <text:p text:style-name="P4">C:\Users\Lurch\Documents\Arma 3 Projects\a3\sounds_f\vehicles\boat\noises\boat_land_on_shallow.wss</text:p>
            </text:list-item>
          </text:list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oft-page-break/><text:s/></text:p>
        </text:list-item>
        <text:list-item>
          <text:p text:style-name="P4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4T15:01:38.87</meta:creation-date>
    <meta:print-date>2019-12-24T15:09:37.37</meta:print-date>
    <dc:date>2020-01-03T21:08:38.35</dc:date>
    <meta:editing-duration>PT19M29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2" meta:paragraph-count="46" meta:word-count="239" meta:character-count="1395"/>
  </office:meta>
</office:document-meta>
</file>